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Liberation Sans"/>
    </style:style>
  </office:automatic-styles>
  <office:body>
    <office:text text:use-soft-page-breaks="true">
      <text:p text:style-name="P1"><text:span text:style-name="T2">Iteration 2 went well with a few slow points. Some of the team was successful working with the ASP.net Core and seemed to have no problem quickly producing results. Other team members had limited time as well as difficulty learning the ASP.net Core structure and so some tasks must be put on the sprint backlog.<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s, Nathan (UMKC-Student)</dc:creator>
    <meta:creation-date>2019-09-30T12:05:00Z</meta:creation-date>
    <dc:date>2019-10-13T23:11:00Z</dc:date>
    <meta:template xlink:href="Normal" xlink:type="simple"/>
    <meta:editing-cycles>4</meta:editing-cycles>
    <meta:editing-duration>PT17100S</meta:editing-duration>
    <meta:document-statistic meta:page-count="1" meta:paragraph-count="1" meta:word-count="46" meta:character-count="312" meta:row-count="2" meta:non-whitespace-character-count="267"/>
  </office:meta>
</office:document-meta>
</file>